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8.992cm" table:align="left"/>
    </style:style>
    <style:style style:name="Table1.A" style:family="table-column">
      <style:table-column-properties style:column-width="2.508cm"/>
    </style:style>
    <style:style style:name="Table1.B" style:family="table-column">
      <style:table-column-properties style:column-width="5.886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7.99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0.63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2cm" table:align="left"/>
    </style:style>
    <style:style style:name="Table2.A" style:family="table-column">
      <style:table-column-properties style:column-width="2.508cm"/>
    </style:style>
    <style:style style:name="Table2.B" style:family="table-column">
      <style:table-column-properties style:column-width="16.484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3" style:family="table">
      <style:table-properties style:width="18.992cm" table:align="left"/>
    </style:style>
    <style:style style:name="Table3.A" style:family="table-column">
      <style:table-column-properties style:column-width="2.508cm"/>
    </style:style>
    <style:style style:name="Table3.B" style:family="table-column">
      <style:table-column-properties style:column-width="5.886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7.996cm"/>
    </style:style>
    <style:style style:name="Table3.1" style:family="table-row">
      <style:table-row-properties style:min-row-height="15.009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8.992cm" table:align="left"/>
    </style:style>
    <style:style style:name="Table4.A" style:family="table-column">
      <style:table-column-properties style:column-width="2.508cm"/>
    </style:style>
    <style:style style:name="Table4.B" style:family="table-column">
      <style:table-column-properties style:column-width="5.886cm"/>
    </style:style>
    <style:style style:name="Table4.C" style:family="table-column">
      <style:table-column-properties style:column-width="2.602cm"/>
    </style:style>
    <style:style style:name="Table4.D" style:family="table-column">
      <style:table-column-properties style:column-width="7.9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name-asian="华文宋体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0c82f1" officeooo:paragraph-rsid="000c82f1" style:font-name-asian="华文宋体" style:font-size-asian="10pt" style:font-size-complex="10pt"/>
    </style:style>
    <style:style style:name="P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5" style:family="paragraph" style:parent-style-name="Table_20_Contents">
      <style:paragraph-properties fo:margin-top="0.101cm" fo:margin-bottom="0.101cm" style:contextual-spacing="false"/>
      <style:text-properties style:font-name="微軟正黑體" fo:font-size="10pt" style:font-name-asian="微軟正黑體" style:font-size-asian="10pt" style:font-size-complex="10pt"/>
    </style:style>
    <style:style style:name="P6" style:family="paragraph" style:parent-style-name="Table_20_Contents">
      <style:text-properties style:font-name="微軟正黑體" fo:font-size="10pt" style:font-name-asian="微軟正黑體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微軟正黑體" fo:font-size="10pt" officeooo:rsid="000c82f1" officeooo:paragraph-rsid="000c82f1" style:font-name-asian="微軟正黑體" style:font-size-asian="10pt" style:font-size-complex="10pt"/>
    </style:style>
    <style:style style:name="P8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34c5e" style:font-name-asian="微軟正黑體" style:font-size-asian="18pt" style:font-name-complex="Microsoft JhengHei1" style:font-size-complex="18pt" style:text-scale="100%"/>
    </style:style>
    <style:style style:name="P9" style:family="paragraph" style:parent-style-name="Standard">
      <style:text-properties style:font-name="微軟正黑體" fo:font-size="10pt" officeooo:rsid="000d55f3" style:font-name-asian="微軟正黑體" style:font-size-asian="10pt" style:font-size-complex="10pt"/>
    </style:style>
    <style:style style:name="P10" style:family="paragraph" style:parent-style-name="Standard">
      <style:text-properties style:font-name="微軟正黑體" fo:font-size="10pt" officeooo:rsid="000d389d" officeooo:paragraph-rsid="000d389d" style:font-name-asian="微軟正黑體" style:font-size-asian="10pt" style:font-size-complex="10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微軟正黑體" fo:font-size="10pt" officeooo:paragraph-rsid="00234c5e" style:font-name-asian="微軟正黑體" style:font-size-asian="10pt" style:font-size-complex="10pt"/>
    </style:style>
    <style:style style:name="P12" style:family="paragraph" style:parent-style-name="Standard">
      <style:text-properties style:font-name="微軟正黑體" fo:font-size="9.10000038146973pt" style:font-name-asian="微軟正黑體" style:font-size-asian="8pt" style:font-size-complex="9.10000038146973pt"/>
    </style:style>
    <style:style style:name="P13" style:family="paragraph" style:parent-style-name="Standard">
      <style:text-properties style:font-name="微軟正黑體" fo:font-size="9.10000038146973pt" officeooo:rsid="000d389d" officeooo:paragraph-rsid="000d389d" style:font-name-asian="微軟正黑體" style:font-size-asian="8pt" style:font-size-complex="9.10000038146973pt"/>
    </style:style>
    <style:style style:name="P14" style:family="paragraph" style:parent-style-name="Standard">
      <style:text-properties style:font-name="微軟正黑體" fo:font-size="9pt" officeooo:rsid="000ed501" style:font-name-asian="微軟正黑體" style:font-size-asian="7.84999990463257pt" style:font-size-complex="9pt"/>
    </style:style>
    <style:style style:name="P15" style:family="paragraph" style:parent-style-name="Standard">
      <loext:graphic-properties draw:fill="solid" draw:fill-color="#cccccc" draw:fill-gradient-name="gradient" draw:fill-hatch-name="hatch"/>
      <style:paragraph-properties fo:line-height="115%" fo:text-align="center" style:justify-single-word="false" fo:background-color="#cccccc"/>
      <style:text-properties style:font-name="微軟正黑體" fo:font-size="16pt" officeooo:rsid="000d55f3" style:font-name-asian="微軟正黑體" style:font-size-asian="16pt" style:font-size-complex="16pt"/>
    </style:style>
    <style:style style:name="P16" style:family="paragraph" style:parent-style-name="Standard">
      <style:paragraph-properties fo:line-height="0.101cm"/>
      <style:text-properties officeooo:paragraph-rsid="00234c5e"/>
    </style:style>
    <style:style style:name="P17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34c5e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1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34c5e" style:font-name-asian="微軟正黑體" style:font-size-asian="10pt" style:font-name-complex="Microsoft JhengHei1" style:font-size-complex="10pt" style:text-scale="95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华文宋体" fo:font-size="28pt" fo:font-weight="bold" style:font-name-asian="华文宋体" style:font-size-asian="28pt" style:font-weight-asian="bold" style:font-size-complex="28pt" style:font-weight-complex="bold"/>
    </style:style>
    <style:style style:name="T3" style:family="text">
      <style:text-properties style:font-name="华文宋体" fo:font-size="10pt" style:font-name-asian="华文宋体" style:font-size-asian="10pt" style:font-size-complex="1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language-asian="zh" style:country-asian="TW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language-asian="zh" style:country-asian="TW" style:font-size-complex="12pt"/>
    </style:style>
    <style:style style:name="T9" style:family="text">
      <style:text-properties fo:letter-spacing="0.053cm"/>
    </style:style>
    <style:style style:name="T10" style:family="text">
      <style:text-properties fo:letter-spacing="0.023cm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申請人" text:name="py3o.o.user_id.name"/>
        <text:user-field-decl office:value-type="string" office:string-value="部門代號" text:name="py3o.o.department_id.name"/>
        <text:user-field-decl office:value-type="string" office:string-value="出差事由" text:name="py3o.o.bf_travel_event"/>
        <text:user-field-decl office:value-type="string" office:string-value="出差報告" text:name="py3o.o.bf_travel_doc"/>
        <text:user-field-decl office:value-type="string" office:string-value="員工編號" text:name="py3o.o.bf_empno"/>
        <text:user-field-decl office:value-type="string" office:string-value="分機號碼" text:name="py3o.o.bf_ext"/>
        <text:user-field-decl office:value-type="string" office:string-value="出差啟日期" text:name="py3o.o.bf_travel_start_date"/>
        <text:user-field-decl office:value-type="string" office:string-value="出差止日期" text:name="py3o.o.bf_travel_end_date"/>
        <text:user-field-decl office:value-type="string" office:string-value="日數" text:name="py3o.o.bf_travel_day"/>
        <text:user-field-decl office:value-type="string" office:string-value="出差人員" text:name="py3o.o.bf_travel_man"/>
        <text:user-field-decl office:value-type="string" office:string-value="出差地點" text:name="py3o.o.bf_travel_addr"/>
        <text:user-field-decl office:value-type="string" office:string-value="單號" text:name="py3o.o.bf_name"/>
        <text:user-field-decl office:value-type="string" office:string-value="申請人" text:name="py3o.o.bf_user_id.bf_name"/>
        <text:user-field-decl office:value-type="string" office:string-value="部門代號" text:name="py3o.o.bf_department_id.bf_name"/>
      </text:user-field-decls>
      <text:p text:style-name="P15"><text:span text:style-name="T11">出差申請 / 報告單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43659946048">
          <table:table-cell table:style-name="Table1.A1" office:value-type="string">
            <text:p text:style-name="P3">申 <text:s/>請 <text:s/>人</text:p>
          </table:table-cell>
          <table:table-cell table:style-name="Table1.A1" office:value-type="string">
            <text:p text:style-name="P5"><text:user-field-get text:name="py3o.o.bf_user_id.bf_name">申請人</text:user-field-get></text:p>
          </table:table-cell>
          <table:table-cell table:style-name="Table1.A1" office:value-type="string">
            <text:p text:style-name="P3">員工編號</text:p>
          </table:table-cell>
          <table:table-cell table:style-name="Table1.D1" office:value-type="string">
            <text:p text:style-name="P5"><text:user-field-get text:name="py3o.o.bf_empno">員工編號</text:user-field-get></text:p>
          </table:table-cell>
        </table:table-row>
        <table:table-row table:style-name="Table1.2">
          <table:table-cell table:style-name="Table1.A2" office:value-type="string">
            <text:p text:style-name="P4">分機號碼</text:p>
          </table:table-cell>
          <table:table-cell table:style-name="Table1.A2" office:value-type="string">
            <text:p text:style-name="P6"><text:user-field-get text:name="py3o.o.bf_ext">分機號碼</text:user-field-get></text:p>
          </table:table-cell>
          <table:table-cell table:style-name="Table1.A2" office:value-type="string">
            <text:p text:style-name="P4">部門代號</text:p>
          </table:table-cell>
          <table:table-cell table:style-name="Table1.D2" office:value-type="string">
            <text:p text:style-name="P6"><text:user-field-get text:name="py3o.o.bf_department_id.bf_name">部門代號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943659947408">
          <table:table-cell table:style-name="Table2.A1" office:value-type="string">
            <text:p text:style-name="P4">出差日期</text:p>
          </table:table-cell>
          <table:table-cell table:style-name="Table2.B1" office:value-type="string">
            <text:p text:style-name="P6">自 <text:s text:c="2"/><text:user-field-get text:name="py3o.o.bf_travel_start_date">出差啟日期</text:user-field-get><text:s text:c="24"/>至 <text:s text:c="2"/><text:user-field-get text:name="py3o.o.bf_travel_end_date">出差止日期</text:user-field-get><text:s text:c="24"/>止 <text:s text:c="4"/>共計 <text:s text:c="2"/><text:user-field-get text:name="py3o.o.bf_travel_day">日數</text:user-field-get><text:s text:c="5"/>日</text:p>
          </table:table-cell>
        </table:table-row>
        <table:table-row table:style-name="TableLine1943659967264">
          <table:table-cell table:style-name="Table2.A2" office:value-type="string">
            <text:p text:style-name="P4">出差人員</text:p>
          </table:table-cell>
          <table:table-cell table:style-name="Table2.B2" office:value-type="string">
            <text:p text:style-name="P6"><text:user-field-get text:name="py3o.o.bf_travel_man">出差人員</text:user-field-get></text:p>
          </table:table-cell>
        </table:table-row>
        <table:table-row table:style-name="Table2.3">
          <table:table-cell table:style-name="Table2.A2" office:value-type="string">
            <text:p text:style-name="P4">出差地點</text:p>
          </table:table-cell>
          <table:table-cell table:style-name="Table2.B2" office:value-type="string">
            <text:p text:style-name="P6"><text:user-field-get text:name="py3o.o.bf_travel_addr">出差地點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出差事由</text:p>
          </table:table-cell>
          <table:table-cell table:style-name="Table3.B1" office:value-type="string">
            <text:p text:style-name="P6"><text:user-field-get text:name="py3o.o.bf_travel_event">出差事由</text:user-field-get></text:p>
          </table:table-cell>
          <table:table-cell table:style-name="Table3.A1" office:value-type="string">
            <text:p text:style-name="P4">出差報告</text:p>
          </table:table-cell>
          <table:table-cell table:style-name="Table3.D1" office:value-type="string">
            <text:p text:style-name="P6"><text:user-field-get text:name="py3o.o.bf_travel_doc">出差報告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943659971072">
          <table:table-cell table:style-name="Table4.A1" office:value-type="string">
            <text:p text:style-name="P4">申 <text:s/>請 <text:s/>人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4">日 <text:s text:c="3"/>期</text:p>
          </table:table-cell>
          <table:table-cell table:style-name="Table4.D1" office:value-type="string">
            <text:p text:style-name="P6"/>
          </table:table-cell>
        </table:table-row>
        <table:table-row table:style-name="TableLine1943659962640">
          <table:table-cell table:style-name="Table4.A2" office:value-type="string">
            <text:p text:style-name="P4">直屬主管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>日 <text:s text:c="3"/>期</text:p>
          </table:table-cell>
          <table:table-cell table:style-name="Table4.D2" office:value-type="string">
            <text:p text:style-name="P6"/>
          </table:table-cell>
        </table:table-row>
        <table:table-row table:style-name="TableLine1943659963184">
          <table:table-cell table:style-name="Table4.A2" office:value-type="string">
            <text:p text:style-name="P4">部門主管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>日 <text:s text:c="3"/>期</text:p>
          </table:table-cell>
          <table:table-cell table:style-name="Table4.D2" office:value-type="string">
            <text:p text:style-name="P6"/>
          </table:table-cell>
        </table:table-row>
        <table:table-row table:style-name="TableLine1943659972160">
          <table:table-cell table:style-name="Table4.A2" office:value-type="string">
            <text:p text:style-name="P4">核 <text:s text:c="7"/>決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4">日 <text:s text:c="3"/>期</text:p>
          </table:table-cell>
          <table:table-cell table:style-name="Table4.D2" office:value-type="string">
            <text:p text:style-name="P6"/>
          </table:table-cell>
        </table:table-row>
      </table:table>
      <text:p text:style-name="P14"/>
      <text:p text:style-name="P12"/>
      <text:p text:style-name="P13"><text:s/><text:span text:style-name="T5"><text:s/>附註:出差申請時僅填出差事由,簽核通過發回給申請人</text:span></text:p>
      <text:p text:style-name="P10"><text:s text:c="11"/>出差完成後選填寫出差報告欄後附於請款單後請款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margin-top="0cm" fo:margin-bottom="0cm" style:contextual-spacing="false" fo:line-height="100%"/>
      <style:text-properties style:font-name="微軟正黑體" fo:font-size="10pt" officeooo:paragraph-rsid="00234c5e" style:font-name-asian="微軟正黑體" style:font-size-asian="10pt" style:font-size-complex="10pt"/>
    </style:style>
    <style:style style:name="MP2" style:family="paragraph" style:parent-style-name="Standard">
      <style:paragraph-properties fo:line-height="0.101cm"/>
      <style:text-properties officeooo:paragraph-rsid="00234c5e"/>
    </style:style>
    <style:style style:name="MP3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234c5e" style:font-name-asian="微軟正黑體" style:font-size-asian="18pt" style:font-name-complex="Microsoft JhengHei1" style:font-size-complex="18pt" style:text-scale="100%"/>
    </style:style>
    <style:style style:name="MP4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234c5e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234c5e" style:font-name-asian="微軟正黑體" style:font-size-asian="10pt" style:font-name-complex="Microsoft JhengHei1" style:font-size-complex="10pt" style:text-scale="95%"/>
    </style:style>
    <style:style style:name="MT1" style:family="text">
      <style:text-properties style:language-asian="zh" style:country-asian="TW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size="12pt" style:font-size-asian="12pt" style:language-asian="zh" style:country-asian="TW" style:font-size-complex="12pt"/>
    </style:style>
    <style:style style:name="MT4" style:family="text">
      <style:text-properties fo:letter-spacing="0.053cm"/>
    </style:style>
    <style:style style:name="MT5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單號" text:name="py3o.o.bf_name"/>
        </text:user-field-decls>
        <text:p text:style-name="MP1">表單編號: <text:user-field-get text:name="py3o.o.bf_name">單號</text:user-field-get></text:p>
        <table:table table:name="表格1" table:style-name="表格1">
          <table:table-column table:style-name="表格1.A"/>
          <table:table-header-rows>
            <table:table-row table:style-name="TableLine1944596922464">
              <table:table-cell table:style-name="表格1.A1" office:value-type="string">
                <text:h text:style-name="MP3" text:outline-level="2"><draw:frame draw:style-name="Mfr1" draw:name="影像1" text:anchor-type="paragraph" svg:x="0.058cm" svg:y="0.205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1">份有限</text:span>公司</text:h>
              </table:table-cell>
            </table:table-row>
            <table:table-row table:style-name="TableLine1944596907504">
              <table:table-cell table:style-name="表格1.A1" office:value-type="string">
                <text:p text:style-name="MP4"><text:span text:style-name="MT2">Neweb Information Co.,</text:span><text:span text:style-name="MT3"> </text:span><text:span text:style-name="MT2">Ltd</text:span>.</text:p>
              </table:table-cell>
            </table:table-row>
            <table:table-row table:style-name="TableLine1944596907776">
              <table:table-cell table:style-name="表格1.A1" office:value-type="string">
                <text:p text:style-name="MP5">台北市內湖區行忠路42號2號</text:p>
              </table:table-cell>
            </table:table-row>
          </table:table-header-rows>
          <table:table-row table:style-name="TableLine1944596913216">
            <table:table-cell table:style-name="表格1.A1" office:value-type="string">
              <text:p text:style-name="MP5">TEL:(02)2795-6660<text:span text:style-name="MT4"> </text:span>FAX:(02)2795-5510<text:span text:style-name="MT5"> 統一</text:span>編號:24540267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1:48:36.692061315</meta:creation-date>
    <meta:generator>LibreOffice/7.2.5.2$Windows_X86_64 LibreOffice_project/499f9727c189e6ef3471021d6132d4c694f357e5</meta:generator>
    <dc:date>2022-01-25T13:46:43.341000000</dc:date>
    <meta:editing-duration>PT1H17M38S</meta:editing-duration>
    <meta:editing-cycles>23</meta:editing-cycles>
    <meta:document-statistic meta:table-count="5" meta:image-count="1" meta:object-count="0" meta:page-count="1" meta:paragraph-count="34" meta:word-count="201" meta:character-count="382" meta:non-whitespace-character-count="262"/>
  </office:meta>
</office:document-meta>
</file>